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Odstavecseseznamem" style:family="paragraph"/>
    <style:style style:name="T19" style:parent-style-name="col-sm-9" style:family="text">
      <style:text-properties fo:color="#000000"/>
    </style:style>
    <style:style style:name="P20" style:parent-style-name="Odstavecseseznamem" style:family="paragraph"/>
    <style:style style:name="P21" style:parent-style-name="Odstavecsesezname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7/2023</text:p>
            <text:p text:style-name="Normální">KVOP-35432/2023</text:p>
            <text:p text:style-name="Normální">22. 09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S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/text:h>
      <text:p text:style-name="Základnítext">Vážený pane S.,</text:p>
      <text:p text:style-name="Základnítext">18. září jste nám poslal žádost o informace. Zajímáte se o využívání institutu žaloby ve veřejném zájmu ombudsmanem.</text:p>
      <text:p text:style-name="Základnítext">Veřejný ochránce práv podal celkem 3 žaloby ve veřejném zájmu. Všechny v období od 1. 1. 2012, na které se ptáte. Přikládám také odkazy na tyto kauzy v Evidenci stanovisek ochránce (ESO).</text:p>
      <text:p text:style-name="Normální"/>
      <text:list text:style-name="LFO11" text:continue-numbering="true">
        <text:list-item>
          <text:p text:style-name="P18">Fotovoltaická elektrárna Moldava (sp. zn.<text:s/><text:span text:style-name="col-sm-9">11/2012/SZD,<text:s/></text:span><text:a xlink:href="https://eso.ochrance.cz/Nalezene/Edit/1668" office:target-frame-name="_top" xlink:show="replace"><text:span text:style-name="Hypertextovýodkaz">https://eso.ochrance.cz/Nalezene/Edit/1668</text:span></text:a><text:span text:style-name="T19">)</text:span></text:p>
        </text:list-item>
      </text:list>
      <text:p text:style-name="Odstavecseseznamem"/>
      <text:p text:style-name="Odstavecseseznamem">Ochránce podal žalobu proti správním rozhodnutím vedoucím k povolení stavby fotovoltaické elektrárny. Podle jeho názoru byl v těchto řízeních upřednostněn soukromý zájem před veřejným zájmem na ochraně nezastavěného území a ochraně životního prostředí. O této žalobě bylo rozhodnuto, odkazy na rozhodnutí správních soudů jsou součástí záznamu v ESO.</text:p>
      <text:p text:style-name="Normální"/>
      <text:list text:style-name="LFO11" text:continue-numbering="true">
        <text:list-item>
          <text:p text:style-name="P20">Znevýhodnění žadatelů o důchod z nástupnických států SSSR (sp. zn. 40/2017/SZD,<text:s/></text:p>
        </text:list-item>
      </text:list>
      <text:p text:style-name="Odstavecseseznamem"><text:a xlink:href="https://eso.ochrance.cz/Nalezene/Edit/7952" office:target-frame-name="_top" xlink:show="replace"><text:span text:style-name="Hypertextovýodkaz">https://eso.ochrance.cz/Nalezene/Edit/7952</text:span></text:a>)</text:p>
      <text:p text:style-name="Odstavecseseznamem"/>
      <text:p text:style-name="Odstavecseseznamem">Ochránce podal žalobu proti ČSSZ, která u občanů postsovětských států při žádosti o potvrzení doby pojištění oslovuje pouze stát, jehož občanem je žadatel. Nikoli další státy, kde takový člověk v průběhu života pracoval (jak by bylo u občanů ČR). Žalobu odmítl Krajský soud v Brně (č. j. 41 Ad 22/2018 – 77), ochránce podal kasační stížnost, kterou Nejvyšší správní soud zamítl<text:s/>rozsudkem ze dne 31. 8. 2023, č. j.<text:s/><text:a xlink:href="https://vyhledavac.nssoud.cz/DokumentDetail/Index/714024" office:target-frame-name="_top" xlink:show="replace"><text:span text:style-name="Hypertextovýodkaz">4 Ads 131/2021-27</text:span></text:a>.<text:s/></text:p>
      <text:p text:style-name="Normální"/>
      <text:list text:style-name="LFO11" text:continue-numbering="true">
        <text:list-item>
          <text:p text:style-name="P21">Šantovka Tower (sp. zn. 5/2020/SZD,<text:s/><text:a xlink:href="https://eso.ochrance.cz/Nalezene/Edit/7814" office:target-frame-name="_top" xlink:show="replace"><text:span text:style-name="Hypertextovýodkaz">https://eso.ochrance.cz/Nalezene/Edit/7814</text:span></text:a>)</text:p>
        </text:list-item>
      </text:list>
      <text:p text:style-name="Odstavecseseznamem"/>
      <text:p text:style-name="Odstavecseseznamem">Ochránce podal žalobu proti územnímu rozhodnutí, kterým byl umístěn stavební záměr „Šantovka Tower“ v Olomouci. Žalobu odmítl Krajský soud v Ostravě – pobočka v Olomouci. Ochránce podal kasační stížnost, o které zatím nebylo rozhodnuto. (<text:a xlink:href="https://www.ochrance.cz/aktualne/planovana_stavba_santovka_tower_v_olomouci_miri_k_nejvyssimu_spravnimu_soudu_ombudsman_podal_kasacni_stiznost/" office:target-frame-name="_top" xlink:show="replace"><text:span text:style-name="Hypertextovýodkaz">Tisková zpráva na webu ochránce</text:span></text:a>)</text:p>
      <text:p text:style-name="Normální"/>
      <text:soft-page-break/>
      <text:p text:style-name="Základnítext"><text:span text:style-name="Silné">K Vaší<text:s/></text:span><text:span text:style-name="Silné">otázce č. 2</text:span><text:span text:style-name="Silné">:<text:s/></text:span></text:p>
      <text:p text:style-name="Základnítext">Počty podnětů, ve kterých stěžovatelé žádají ombudsmana o podání žaloby ve veřejném zájmu, neevidujeme. Odhadem (založeným na vyhledávání v systému ESO) to od 1. 1. 2012 byly nízké desítky podnětů. Žalobu ve věci Šantovka Tower (3) ochránce podal na základě podnětu spolku, který usiloval o podání žaloby.<text:s/></text:p>
      <text:p text:style-name="Základnítext"><text:span text:style-name="Silné">K Vaší otázce č. 3:<text:s/></text:span></text:p>
      <text:p text:style-name="Základnítext">Žalobu ve věci Moldava (1) ombudsman podal na základě šetření ochránce sp. zn.<text:s/>4983/2010/VOP/JG,<text:s/><text:a xlink:href="https://eso.ochrance.cz/Nalezene/Edit/2172" office:target-frame-name="_top" xlink:show="replace"><text:span text:style-name="Hypertextovýodkaz">https://eso.ochrance.cz/Nalezene/Edit/2172</text:span></text:a>). Žalobu ve věci důchodů (2) ombudsman podal na základě šetření ochránce sp. zn. 65/2015/VOP/JČ,<text:s/><text:a xlink:href="https://eso.ochrance.cz/Nalezene/Edit/4294" office:target-frame-name="_top" xlink:show="replace"><text:span text:style-name="Hypertextovýodkaz">https://eso.ochrance.cz/Nalezene/Edit/4294</text:span></text:a>).<text:s/></text:p>
      <text:p text:style-name="Základnítext"><text:span text:style-name="Silné">K </text:span><text:span text:style-name="Silné">Vašim</text:span><text:span text:style-name="Silné"><text:s/></text:span><text:span text:style-name="Silné">otázkám č. 4 a 5</text:span><text:span text:style-name="Silné">:<text:s/></text:span></text:p>
      <text:p text:style-name="Základnítext">Žaloba ve věci Moldava (1) skončila úspěchem, žaloba ve věci důchodů (2) skončila neúspěchem a řízení ve věci Šantovka Tower (3) stále probíhá.<text:s/></text:p>
      <text:p text:style-name="Základnítext">Úspěšnost žalob ve veřejném zájmu, které ombudsman podal z vlastní iniciativy je tak 50 %, u žaloby podané na základě podnětu zatím úspěšnost nemůžeme určit.<text:s/></text:p>
      <text:p text:style-name="Normální"/>
      <text:p text:style-name="Normální">S pozdravem</text:p>
      <text:p text:style-name="Normální"/>
      <text:p text:style-name="Normální"/>
      <text:p text:style-name="podpis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name-complex="Calibri" fo:font-size="11pt" style:font-size-asian="11pt" style:font-size-complex="11pt" style:language-asian="en" style:country-asian="US" fo:hyphenate="false"/>
    </style:style>
    <style:style style:name="col-sm-9" style:display-name="col-sm-9" style:family="text"/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UJI9*</text:span>*KVOPX00DUJI9*</text:p>
        <text:p text:style-name="P12"><text:span text:style-name="T13">KVOPX00DUJI9</text:span>KVOPX00DUJI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4T13:14:00Z</meta:creation-date>
    <dc:date>2023-11-24T13:1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7" meta:word-count="510" meta:character-count="3514" meta:row-count="25" meta:non-whitespace-character-count="3011"/>
  </office:meta>
</office:document-meta>
</file>